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PT Sans" svg:font-family="'PT Sans'" style:font-family-generic="swiss"/>
    <style:font-face style:name="PT Astra Serif" svg:font-family="'PT Astra Serif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PT Astra Serif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лесу обитают две стаи волков: правдивые – никогда не лгут – и лжецы, которые никогда не говорят правду. Однажды путник наткнулся на одного волка и, когда узнал, что он из правдивой стаи, попросил проводить его к краю леса, чтобы выйти из него. Когда они пошли вместе дальше, то встретили другого волка, и волк-проводник по просьбе путника побежал разузнать, к какой стае принадлежит второй волк. Когда он вернулся, то сказал, что тот волк утверждает, что состоит в правдивой стае. Вопрос: к какой стае принадлежит волк, который сопровождал путника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PT Sans" svg:font-family="'PT Sans'" style:font-family-generic="swiss"/>
    <style:font-face style:name="PT Astra Serif" svg:font-family="'PT Astra Serif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Sans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ans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Sans" fo:font-family="'PT Sans'" style:font-family-generic="swiss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ans" fo:font-family="'PT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20:45:33.303249923</meta:creation-date>
    <dc:date>2019-03-13T14:54:37.865172144</dc:date>
    <meta:editing-duration>PT4M33S</meta:editing-duration>
    <meta:editing-cycles>4</meta:editing-cycles>
    <meta:generator>LibreOffice/6.1.5.2$Linux_X86_64 LibreOffice_project/10$Build-2</meta:generator>
    <meta:print-date>2019-03-13T14:53:12.072798795</meta:print-date>
    <meta:document-statistic meta:table-count="0" meta:image-count="0" meta:object-count="0" meta:page-count="1" meta:paragraph-count="1" meta:word-count="86" meta:character-count="550" meta:non-whitespace-character-count="463"/>
  </office:meta>
</office:document-meta>
</file>